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5-06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5-03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4-12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4-09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4-06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4-03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3-12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3-09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3-06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3-03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2-12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2-09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2-06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2-03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1-12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1-09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1-06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1-03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0-12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0-09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0-06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20-03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9-12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9-09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9-06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9-03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8-12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8-09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8-06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8-03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7-12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7-09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7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7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3-08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3-02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2-07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2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7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5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4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3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2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1-01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12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1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10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09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08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10-07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7-08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6-06-30 0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4-08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4-05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4-02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3-11-1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3-08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3-05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3-02-0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2-11-1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2-08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2-05-0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2-02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1-11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1-08-09 0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1-05-0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1-02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0-11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0-08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0-05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2000-02-22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9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9-08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9-05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9-02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8-11-0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8-08-0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8-05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8-02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7-11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7-08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7-05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7-01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6-11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6-08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6-05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6-02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5-08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5-05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4-11-0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4-08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4-05-0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4-02-0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3-11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3-08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3-05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3-02-0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2-11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2-07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2-05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2-02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1-11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1-09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1-06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1-03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0-11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0-08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0-07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91</text:p>
          </table:table-cell>
          <table:table-cell office:value-type="string" calcext:value-type="string">
            <text:p>White Oak Cr.</text:p>
          </table:table-cell>
          <table:table-cell office:value-type="string" calcext:value-type="string">
            <text:p>197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2" meta:object-count="0"/>
    <meta:user-defined meta:name="AppVersion">3.0</meta:user-defined>
  </office:meta>
</office:document-meta>
</file>